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) Scope</text:h>
      <text:h text:style-name="Heading_20_3" text:outline-level="3">Project Title</text:h>
      <text:p text:style-name="Text_20_body"><text:span text:style-name="Strong_20_Emphasis">Integrated UX/UI and Decision-Support Platform for Community Flood Early Warning Systems (Flood Sensor MVP)</text:span></text:p>
      <text:h text:style-name="Heading_20_3" text:outline-level="3">In-Scope Objectives</text:h>
      <text:p text:style-name="Text_20_body">The capstone team will deliver an <text:span text:style-name="Strong_20_Emphasis">analytics-driven decision-support MVP</text:span> that integrates public flood-relevant data sources and presents actionable insights through a <text:span text:style-name="Strong_20_Emphasis">mobile-friendly web dashboard</text:span> (not a native mobile app). The work will focus on:</text:p>
      <text:list text:style-name="L1">
        <text:list-item>
          <text:p text:style-name="P1"><text:span text:style-name="Strong_20_Emphasis">Data-as-a-Service foundation</text:span></text:p>
          <text:list>
            <text:list-item>
              <text:p text:style-name="P1">Identify, ingest, normalize, and document a curated set of authoritative, publicly available datasets (e.g., USGS, NOAA, USACE, Census, and other public layers as agreed).</text:p>
            </text:list-item>
            <text:list-item>
              <text:p text:style-name="P1">Provide repeatable refresh mechanisms and provenance documentation so future teams can continue without re-starting from scratch.</text:p>
            </text:list-item>
          </text:list>
        </text:list-item>
        <text:list-item>
          <text:p text:style-name="P1"><text:span text:style-name="Strong_20_Emphasis">Decision-support analytics</text:span></text:p>
          <text:list>
            <text:list-item>
              <text:p text:style-name="P1">Implement <text:span text:style-name="Strong_20_Emphasis">explainable</text:span> indicators and quality checks (e.g., sensor/data gap detection, plausibility checks, baseline thresholds, trend indicators).</text:p>
            </text:list-item>
            <text:list-item>
              <text:p text:style-name="P1">Develop a <text:span text:style-name="Strong_20_Emphasis">risk/readiness prioritization view</text:span> that can incorporate vulnerability signals (e.g., infrastructure fragility, community vulnerability proxies) alongside hazard indicators.</text:p>
            </text:list-item>
          </text:list>
        </text:list-item>
        <text:list-item>
          <text:p text:style-name="P1"><text:span text:style-name="Strong_20_Emphasis">UX/UI prototype for stakeholder use</text:span></text:p>
          <text:list>
            <text:list-item>
              <text:p text:style-name="P1">Deliver a <text:span text:style-name="Strong_20_Emphasis">map-centric dashboard</text:span> with filters, layers, and a small set of stakeholder-driven “views” (e.g., “Readiness/Risk,” “Response/Routes,” “Data Quality”).</text:p>
            </text:list-item>
            <text:list-item>
              <text:p text:style-name="P1">Ensure the UI is usable from a phone browser (responsive layout) and supports demo-ready storytelling.</text:p>
            </text:list-item>
          </text:list>
        </text:list-item>
        <text:list-item>
          <text:p text:style-name="P1"><text:span text:style-name="Strong_20_Emphasis">Documentation and handoff</text:span></text:p>
          <text:list>
            <text:list-item>
              <text:p text:style-name="P1">Provide runbooks, architecture diagrams, and a documented repository suitable for reuse in subsequent semesters and partner operations.</text:p>
            </text:list-item>
          </text:list>
        </text:list-item>
      </text:list>
      <text:h text:style-name="Heading_20_3" text:outline-level="3">Out of Scope (Explicit)</text:h>
      <text:list text:style-name="L2">
        <text:list-item>
          <text:p text:style-name="P2"><text:span text:style-name="Strong_20_Emphasis">Native mobile application development</text:span> (iOS/Android builds, app store packaging).</text:p>
        </text:list-item>
        <text:list-item>
          <text:p text:style-name="P2"><text:span text:style-name="Strong_20_Emphasis">Hardware design/build</text:span> (sensor fabrication, soldering, embedded firmware development).</text:p>
        </text:list-item>
        <text:list-item>
          <text:p text:style-name="P2"><text:soft-page-break/><text:span text:style-name="Strong_20_Emphasis">Deep learning / high-scale model training</text:span> requiring millions of labeled rows, specialized GPUs, or extensive MLOps infrastructure.</text:p>
        </text:list-item>
        <text:list-item>
          <text:p text:style-name="P2">Operational deployment as a production service with 24/7 monitoring (capstone produces a prototype/MVP and documentation).</text:p>
        </text:list-item>
      </text:list>
      <text:h text:style-name="Heading_20_3" text:outline-level="3">Assumptions</text:h>
      <text:list text:style-name="L3">
        <text:list-item>
          <text:p text:style-name="P3">Data used is <text:span text:style-name="Strong_20_Emphasis">publicly accessible</text:span> or shared by partners in a manner compatible with the capstone Terms of Service and open-source expectations.</text:p>
        </text:list-item>
        <text:list-item>
          <text:p text:style-name="P3">Partners will provide weekly SME engagement and timely answers to domain questions.</text:p>
        </text:list-item>
        <text:list-item>
          <text:p text:style-name="P3">Students will use GMU-supported compute environments (local laptops + optional GMU OpenStack/HPC), with external cloud usage constrained by availability/cost.</text:p>
        </text:list-item>
      </text:list>
      <text:h text:style-name="Heading_20_3" text:outline-level="3">Key Constraints</text:h>
      <text:list text:style-name="L4">
        <text:list-item>
          <text:p text:style-name="P4">15-week course, with the first ~12 weeks for development; scope must fit that timeline.</text:p>
        </text:list-item>
        <text:list-item>
          <text:p text:style-name="P4">Deliverables produced by students are expected to be <text:span text:style-name="Strong_20_Emphasis">open source (Apache 2.0)</text:span> unless the program specifies otherwise.</text:p>
        </text:list-item>
      </text:list>
      <text:p text:style-name="Horizontal_20_Line"/>
      <text:h text:style-name="Heading_20_2" text:outline-level="2">2) Requirements</text:h>
      <text:h text:style-name="Heading_20_3" text:outline-level="3">A) Partner Engagement Requirements</text:h>
      <text:list text:style-name="L5">
        <text:list-item>
          <text:p text:style-name="P5"><text:span text:style-name="Strong_20_Emphasis">Weekly Partner Meeting:</text:span> 1-hour Zoom meeting each week with partners (SMEs) and the student team.</text:p>
        </text:list-item>
        <text:list-item>
          <text:p text:style-name="P5"><text:span text:style-name="Strong_20_Emphasis">POC Availability:</text:span> Designate a primary partner POC (Willie) and backup POC (Gilberto or Melvin) for schedule continuity and fast clarifications.</text:p>
        </text:list-item>
        <text:list-item>
          <text:p text:style-name="P5"><text:span text:style-name="Strong_20_Emphasis">Response SLA:</text:span> Partners respond to student questions/issues within <text:span text:style-name="Strong_20_Emphasis">2 business days</text:span> when feasible (especially data access blockers).</text:p>
        </text:list-item>
      </text:list>
      <text:h text:style-name="Heading_20_3" text:outline-level="3">B) Data Requirements</text:h>
      <text:list text:style-name="L6">
        <text:list-item>
          <text:p text:style-name="P6"><text:span text:style-name="Strong_20_Emphasis">Source Register:</text:span> Create a “Data Source Register” listing each dataset with:</text:p>
          <text:list>
            <text:list-item>
              <text:p text:style-name="P6">source/owner, URL/API, license terms, update cadence, spatial/temporal resolution, key fields/units, and known limitations.</text:p>
            </text:list-item>
          </text:list>
        </text:list-item>
        <text:list-item>
          <text:p text:style-name="P6"><text:span text:style-name="Strong_20_Emphasis">Curated Data Pack:</text:span> Provide a minimal “seed dataset” (sample extracts) to allow development to start immediately, plus scripts/config to refresh from authoritative sources.</text:p>
        </text:list-item>
        <text:list-item>
          <text:p text:style-name="P6"><text:span text:style-name="Strong_20_Emphasis">Normalization:</text:span> Define a consistent schema for time, location, units, and identifiers across sources (documented in a data dictionary).</text:p>
        </text:list-item>
        <text:list-item>
          <text:p text:style-name="P6"><text:soft-page-break/><text:span text:style-name="Strong_20_Emphasis">Provenance &amp; Traceability:</text:span> Every derived dataset must be reproducible and traceable to raw sources via scripts/notebooks and documentation.</text:p>
        </text:list-item>
      </text:list>
      <text:h text:style-name="Heading_20_3" text:outline-level="3">C) Functional Requirements</text:h>
      <text:p text:style-name="Text_20_body"><text:span text:style-name="Strong_20_Emphasis">Data Pipeline</text:span></text:p>
      <text:list text:style-name="L7">
        <text:list-item>
          <text:p text:style-name="P7">Ingest at least <text:span text:style-name="Strong_20_Emphasis">N agreed core sources</text:span> (recommend 4–8) and produce normalized outputs.</text:p>
        </text:list-item>
        <text:list-item>
          <text:p text:style-name="P7">Automated refresh job or repeatable manual runbook that a new team can execute.</text:p>
        </text:list-item>
        <text:list-item>
          <text:p text:style-name="P7">Basic data quality checks, including:</text:p>
          <text:list>
            <text:list-item>
              <text:p text:style-name="P7">missing data/gap detection</text:p>
            </text:list-item>
            <text:list-item>
              <text:p text:style-name="P7">outlier detection (configurable thresholds)</text:p>
            </text:list-item>
            <text:list-item>
              <text:p text:style-name="P7">timestamp consistency and unit validation where possible</text:p>
            </text:list-item>
          </text:list>
        </text:list-item>
        <text:list-item>
          <text:p text:style-name="P7">Export/store results in accessible formats (e.g., CSV/Parquet/GeoJSON) and/or a simple service interface as feasible.</text:p>
        </text:list-item>
      </text:list>
      <text:p text:style-name="Text_20_body"><text:span text:style-name="Strong_20_Emphasis">Analytics / Decision Support</text:span><text:line-break/>5. Implement an initial <text:span text:style-name="Strong_20_Emphasis">Risk/Readiness Index v1</text:span> that is explainable and documented (not a black-box).<text:line-break/>6. Implement a <text:span text:style-name="Strong_20_Emphasis">Data Reliability/Health view</text:span> highlighting questionable readings, gaps, or sensor coverage limitations.<text:line-break/>7. Provide <text:span text:style-name="Strong_20_Emphasis">prioritization logic</text:span> that can incorporate vulnerability proxies (e.g., limited access routes, community vulnerability indicators) alongside hazard indicators.</text:p>
      <text:p text:style-name="Text_20_body"><text:span text:style-name="Strong_20_Emphasis">UX/UI Dashboard</text:span><text:line-break/>8. Deliver a <text:span text:style-name="Strong_20_Emphasis">map-centric dashboard</text:span> with:</text:p>
      <text:list text:style-name="L8">
        <text:list-item>
          <text:p text:style-name="P8">layer toggles</text:p>
        </text:list-item>
        <text:list-item>
          <text:p text:style-name="P8">geographic filters</text:p>
        </text:list-item>
        <text:list-item>
          <text:p text:style-name="P8">time filtering (where applicable)</text:p>
        </text:list-item>
        <text:list-item>
          <text:p text:style-name="P8">at least 2–3 stakeholder “views” (e.g., Readiness, Response, Data Quality)</text:p>
        </text:list-item>
      </text:list>
      <text:list text:style-name="L9">
        <text:list-item>
          <text:p text:style-name="P9">Dashboard must be <text:span text:style-name="Strong_20_Emphasis">mobile-friendly via web browser</text:span> (responsive layout) and usable on a phone screen.</text:p>
        </text:list-item>
        <text:list-item>
          <text:p text:style-name="P9">Provide a “demo script” or guided narrative enabling a 5–10 minute walkthrough.</text:p>
        </text:list-item>
      </text:list>
      <text:h text:style-name="Heading_20_3" text:outline-level="3">D) Non-Functional Requirements</text:h>
      <text:list text:style-name="L10">
        <text:list-item>
          <text:p text:style-name="P10"><text:span text:style-name="Strong_20_Emphasis">Reproducibility:</text:span> A new team should be able to clone the repo and run the pipeline using documented steps.</text:p>
        </text:list-item>
        <text:list-item>
          <text:p text:style-name="P10"><text:span text:style-name="Strong_20_Emphasis">Maintainability:</text:span> Clear folder structure, README, and inline documentation for key modules/notebooks.</text:p>
        </text:list-item>
        <text:list-item>
          <text:p text:style-name="P10"><text:soft-page-break/><text:span text:style-name="Strong_20_Emphasis">Performance:</text:span> Must handle the agreed dataset sizes within reasonable student compute limits; avoid unnecessary heavy dependencies.</text:p>
        </text:list-item>
        <text:list-item>
          <text:p text:style-name="P10"><text:span text:style-name="Strong_20_Emphasis">Security/Privacy:</text:span></text:p>
          <text:list>
            <text:list-item>
              <text:p text:style-name="P10">Use <text:span text:style-name="Strong_20_Emphasis">public data</text:span> or partner-approved datasets only.</text:p>
            </text:list-item>
            <text:list-item>
              <text:p text:style-name="P10">No PII or sensitive operational details unless explicitly approved and appropriately handled.</text:p>
            </text:list-item>
          </text:list>
        </text:list-item>
        <text:list-item>
          <text:p text:style-name="P10"><text:span text:style-name="Strong_20_Emphasis">Licensing:</text:span> Code and documentation compatible with <text:span text:style-name="Strong_20_Emphasis">Apache 2.0</text:span> (or program-specified permissive license). Data licensing constraints must be documented.</text:p>
        </text:list-item>
      </text:list>
      <text:h text:style-name="Heading_20_3" text:outline-level="3">E) Acceptance Criteria (Definition of Done)</text:h>
      <text:p text:style-name="Text_20_body">The project is considered successful when:</text:p>
      <text:list text:style-name="L11">
        <text:list-item>
          <text:p text:style-name="P11">The pipeline can refresh data from sources and produce normalized outputs without manual “hero work.”</text:p>
        </text:list-item>
        <text:list-item>
          <text:p text:style-name="P11">The dashboard loads and supports a coherent decision-support story with documented assumptions.</text:p>
        </text:list-item>
        <text:list-item>
          <text:p text:style-name="P11">The risk/readiness indicators are explainable, documented, and demonstrated with at least one realistic scenario.</text:p>
        </text:list-item>
        <text:list-item>
          <text:p text:style-name="P11">The repository includes: architecture overview, data source register, runbook, and final report/presentation materials.</text:p>
        </text:list-item>
      </text:list>
      <text:h text:style-name="Heading_20_3" text:outline-level="3">F) Risks and Mitigations (short list)</text:h>
      <text:list text:style-name="L12">
        <text:list-item>
          <text:p text:style-name="P12"><text:span text:style-name="Strong_20_Emphasis">Risk:</text:span> Data availability/coverage gaps (e.g., sparse soil saturation sensors).<text:line-break/><text:span text:style-name="Strong_20_Emphasis">Mitigation:</text:span> Explicit “coverage limitations” view and data quality flags; prioritize explainable indicators.</text:p>
        </text:list-item>
        <text:list-item>
          <text:p text:style-name="P12"><text:span text:style-name="Strong_20_Emphasis">Risk:</text:span> Scope creep toward native app or hardware build.<text:line-break/><text:span text:style-name="Strong_20_Emphasis">Mitigation:</text:span> Enforce “mobile-friendly web dashboard only” and “no hardware build” statements in all docs.</text:p>
        </text:list-item>
        <text:list-item>
          <text:p text:style-name="P12"><text:span text:style-name="Strong_20_Emphasis">Risk:</text:span> Lost continuity of datasets across semesters.<text:line-break/><text:span text:style-name="Strong_20_Emphasis">Mitigation:</text:span> Establish a data pack + storage plan and scripted refresh workflow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2:20:15.327903900</meta:creation-date>
    <meta:print-date>2026-01-27T12:20:45.091231000</meta:print-date>
    <dc:date>2026-01-27T12:56:46.245894800</dc:date>
    <meta:editing-duration>PT26M17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74" meta:word-count="924" meta:character-count="6718" meta:non-whitespace-character-count="5926"/>
  </office:meta>
</office:document-meta>
</file>